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solid" style:text-underline-width="auto" style:text-underline-color="font-color" fo:font-weight="250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6" style:family="text">
      <style:text-properties fo:font-size="20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tectionSlic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Conversion of Energy Depositions in LAr in PE Dete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: convert Edep to NP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orkflow:</text:p>
              </text:list-item>
              <text:list-item>
                <text:p>Optical Map: <text:span text:style-name="T1">convert Edep to PE detected based on the deposit coordinates.</text:span></text:p>
              </text:list-item>
              <text:list-item>
                <text:p>Hit-Space Distribution:<text:span text:style-name="T1"> spread PE detected over the fibers shrou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put Format (1)</text:p>
          </draw:text-box>
        </draw:frame>
        <draw:frame presentation:style-name="pr5" draw:layer="layout" svg:width="26.686cm" svg:height="13cm" svg:x="0.762cm" svg:y="4.572cm" presentation:class="outline" presentation:user-transformed="true">
          <draw:text-box>
            <text:list text:style-name="L4">
              <text:list-header>
                <text:p text:style-name="P2">The output file contains:</text:p>
                <text:list>
                  <text:list-item>
                    <text:p><text:span text:style-name="T2">fTree</text:span>: flat Ttree with step-level information, <text:span text:style-name="T3">see next slide</text:span></text:p>
                  </text:list-item>
                  <text:list-item>
                    <text:p><text:span text:style-name="T2">NInnerSlices</text:span>: number of X-Y slices of the Inner Shroud</text:p>
                  </text:list-item>
                  <text:list-item>
                    <text:p><text:span text:style-name="T4">NOuterSlices</text:span><text:span text:style-name="T5">: </text:span>number of X-Y slices of the Outer Shroud</text:p>
                  </text:list-item>
                </text:list>
                <text:p/>
                <text:p>The output filename includes the parameters</text:p>
                <text:p><text:span text:style-name="T6">e.g.: SlicedDetections9870294_Slices12_20_Yield40_QuantumEff0.400000_Seed123456789</text:span></text:p>
                <text:list>
                  <text:list-item>
                    <text:p>SlicedDetections: prefix</text:p>
                  </text:list-item>
                  <text:list-item>
                    <text:p><text:span text:style-name="T5">9870294: suffix of the original input file (e.g. output</text:span>9870294.root)</text:p>
                  </text:list-item>
                  <text:list-item>
                    <text:p>Slices12_20: number of inner, outer slices</text:p>
                  </text:list-item>
                  <text:list-item>
                    <text:p>Yield40: number of OP per KeV</text:p>
                  </text:list-item>
                  <text:list-item>
                    <text:p>QuantumEff0.400000: quantum efficiency</text:p>
                  </text:list-item>
                  <text:list-item>
                    <text:p>Seed123456789: seed used to inizialize the TRandom generator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put Format (2)</text:p>
          </draw:text-box>
        </draw:frame>
        <draw:frame presentation:style-name="pr5" draw:layer="layout" svg:width="26.686cm" svg:height="13cm" svg:x="0.762cm" svg:y="4.572cm" presentation:class="outline" presentation:user-transformed="true">
          <draw:text-box>
            <text:list text:style-name="L4">
              <text:list-header>
                <text:p text:style-name="P2">fTree format:</text:p>
                <text:list>
                  <text:list-item>
                    <text:p><text:span text:style-name="T2">eventnumber</text:span>: event identifier (from simulation file)</text:p>
                  </text:list-item>
                  <text:list-item>
                    <text:p><text:span text:style-name="T4">time</text:span><text:span text:style-name="T5">: time in ns from the begin (</text:span>from simulation file)</text:p>
                  </text:list-item>
                  <text:list-item>
                    <text:p><text:span text:style-name="T4">x, y, z</text:span><text:span text:style-name="T5">: coordinates in mm </text:span>(from simulation file)</text:p>
                  </text:list-item>
                  <text:list-item>
                    <text:p><text:span text:style-name="T4">material</text:span><text:span text:style-name="T5">: name of the material </text:span>(from simulation file)</text:p>
                  </text:list-item>
                  <text:list-item>
                    <text:p><text:span text:style-name="T4">energydeposition</text:span><text:span text:style-name="T5">: energy deposited in KeV </text:span>(from simulation file)</text:p>
                  </text:list-item>
                  <text:list-item>
                    <text:p><text:span text:style-name="T2">pedetected</text:span>: number of photons detected by SiPM</text:p>
                  </text:list-item>
                  <text:list-item>
                    <text:p><text:span text:style-name="T2">detectionefficiency</text:span>: detection efficiency (from Optical Map)</text:p>
                  </text:list-item>
                  <text:list-item>
                    <text:p><text:span text:style-name="T2">quantumefficiency</text:span>: constant quantum efficiency</text:p>
                  </text:list-item>
                  <text:list-item>
                    <text:p><text:span text:style-name="T2">InnerSlice0, …, InnerSliceN</text:span>: number of photons detected by <text:line-break/>each slice of the inner shroud</text:p>
                  </text:list-item>
                  <text:list-item>
                    <text:p><text:span text:style-name="T4">OuterSlice0, …, OuterSliceM</text:span><text:span text:style-name="T5">: </text:span>number of photons detected by <text:line-break/>each slice of the outer shroud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8:14:16.839766655</meta:creation-date>
    <meta:editing-duration>PT9M10S</meta:editing-duration>
    <meta:editing-cycles>2</meta:editing-cycles>
    <meta:generator>LibreOffice/6.0.7.3$Linux_X86_64 LibreOffice_project/00m0$Build-3</meta:generator>
    <dc:title>Alizarin</dc:title>
    <dc:date>2020-07-01T18:35:17.192729614</dc:date>
    <meta:document-statistic meta:object-count="53"/>
  </office:meta>
</office:document-meta>
</file>